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0pt" fo:font-weight="normal" style:font-size-asian="30pt" style:font-weight-asian="normal" style:font-size-complex="30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fo:font-size="8pt" fo:font-weight="bold" style:font-size-asian="7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6">Documentation</text:p>
      <text:p text:style-name="P4">Wendy's Stabl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Jozef Mesaros</text:p>
      <text:p text:style-name="P5">Mnr. <text:s/>1228153</text:p>
      <text:p text:style-name="P5"><text:a xlink:type="simple" xlink:href="mailto:e1228153@student.tuwien.ac.at">e1228153@student.tuwien.ac.at</text:a><text:tab/><text:tab/><text:tab/><text:tab/><text:tab/><text:tab/><text:tab/><text:tab/><text:tab/><text:span text:style-name="T1">30.3.2014</text:span></text:p>
      <text:p text:style-name="P12"/>
      <text:p text:style-name="P12"/>
      <text:p text:style-name="P11">Stundenliste</text:p>
      <text:p text:style-name="P8"/>
      <text:p text:style-name="P10">date<text:tab/><text:tab/>hours<text:tab/><text:tab/>description</text:p>
      <text:p text:style-name="P9">16.3.<text:tab/><text:tab/>4:00<text:tab/><text:tab/>layer design, UML diagram</text:p>
      <text:p text:style-name="P9">17.3.<text:tab/><text:tab/>6:00<text:tab/><text:tab/>SQL + HSLQDB</text:p>
      <text:p text:style-name="P9">18.3.<text:tab/><text:tab/>5:00<text:tab/><text:tab/>JavaFX basic interafce</text:p>
      <text:p text:style-name="P9">19.3.<text:tab/><text:tab/>6:00<text:tab/><text:tab/>SQL new design, JavaFX</text:p>
      <text:p text:style-name="P9">20.3.<text:tab/><text:tab/>8:00<text:tab/><text:tab/>service layer implementation, JavaFX</text:p>
      <text:p text:style-name="P9">21.3.<text:tab/><text:tab/>7:00<text:tab/><text:tab/>DAO layer</text:p>
      <text:p text:style-name="P9">22.3.<text:tab/><text:tab/>8:50<text:tab/><text:tab/>javaFX, Box GUI, Exception classes</text:p>
      <text:p text:style-name="P9">23.3.<text:tab/><text:tab/>11:00<text:tab/><text:tab/>CRUD BoxDAO, input checking, Reservation layers</text:p>
      <text:p text:style-name="P9">25.3.<text:tab/><text:tab/>3:00<text:tab/><text:tab/>Reservation layers</text:p>
      <text:p text:style-name="P9">26.3.<text:tab/><text:tab/>5:00<text:tab/><text:tab/>Reservation input checking, Date checking, Sql statements</text:p>
      <text:p text:style-name="P9">27.3.<text:tab/><text:tab/>4:00<text:tab/><text:tab/>javaFX multiple table selection and input checking</text:p>
      <text:p text:style-name="P9">29.3.<text:tab/><text:tab/>5:00<text:tab/><text:tab/>JUnit tests</text:p>
      <text:p text:style-name="P9">30.3. <text:tab/><text:tab/>10:00<text:tab/><text:tab/>SVN, javaFX, code corrections</text:p>
      <text:p text:style-name="P9"/>
      <text:p text:style-name="P9">TOTAL: <text:tab/>82:50</text:p>
      <text:p text:style-name="P9"/>
      <text:p text:style-name="P9"/>
      <text:p text:style-name="P9"/>
      <text:p text:style-name="P9"><text:tab/></text:p>
      <text:p text:style-name="P7"/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ko </meta:initial-creator>
    <meta:creation-date>2014-03-30T21:01:44</meta:creation-date>
    <dc:date>2014-03-30T21:28:21</dc:date>
    <dc:creator>moko </dc:creator>
    <meta:editing-duration>PT14M27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3" meta:paragraph-count="22" meta:word-count="94" meta:character-count="695" meta:non-whitespace-character-count="582"/>
  </office:meta>
</office:document-meta>
</file>